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P2" style:family="paragraph" style:parent-style-name="Subtitle">
      <style:paragraph-properties fo:break-before="page"/>
    </style:style>
    <style:style style:name="P3" style:family="paragraph" style:parent-style-name="Legal_20_notice">
      <style:paragraph-properties fo:margin-top="0.141cm" fo:margin-bottom="0.141cm" fo:keep-with-next="auto">
        <style:tab-stops>
          <style:tab-stop style:position="15.222cm" style:type="right" style:leader-style="dotted" style:leader-text="."/>
        </style:tab-stops>
      </style:paragraph-properties>
      <style:text-properties fo:font-weight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OWL_20_Manifest">
      <style:paragraph-properties text:number-lines="true" text:line-number="1"/>
    </style:style>
    <style:style style:name="P6" style:family="paragraph" style:parent-style-name="OWL_20_Manifest">
      <style:paragraph-properties fo:text-align="end" style:justify-single-word="false"/>
    </style:style>
    <style:style style:name="P7" style:family="paragraph" style:parent-style-name="Heading_20_4">
      <style:text-properties fo:color="#000099" style:font-name="Arial" fo:font-size="12pt" fo:language="en" fo:country="US" fo:font-weight="bold" style:letter-kerning="true" style:font-name-asian="Times New Roman" style:font-size-asian="12pt" style:font-weight-asian="bold" style:font-name-complex="Arial" style:font-size-complex="14pt" style:language-complex="ar" style:country-complex="SA" style:font-style-complex="italic" style:font-weight-complex="normal"/>
    </style:style>
    <style:style style:name="P8" style:family="paragraph" style:parent-style-name="RelaxNG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Ref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RelaxNG">
      <style:text-properties fo:language="en" fo:country="US"/>
    </style:style>
    <style:style style:name="P12" style:family="paragraph" style:parent-style-name="Bibliography_20_1">
      <style:paragraph-properties>
        <style:tab-stops>
          <style:tab-stop style:position="0cm"/>
        </style:tab-stops>
      </style:paragraph-properties>
    </style:style>
    <style:style style:name="P13" style:family="paragraph" style:parent-style-name="Index_20_1">
      <style:paragraph-properties>
        <style:tab-stops>
          <style:tab-stop style:position="15.244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5.244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81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4.395cm" style:type="right" style:leader-style="dotted" style:leader-text="."/>
        </style:tab-stops>
      </style:paragraph-properties>
    </style:style>
    <style:style style:name="P17" style:family="paragraph" style:parent-style-name="Standard" style:list-style-name="L1">
      <style:paragraph-properties>
        <style:tab-stops>
          <style:tab-stop style:position="5.614cm"/>
        </style:tab-stops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Text_20_body" style:list-style-name="L2"/>
    <style:style style:name="P23" style:family="paragraph" style:parent-style-name="Text_20_body" style:list-style-name="L2"/>
    <style:style style:name="P24" style:family="paragraph" style:parent-style-name="Text_20_body"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1" style:family="text"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2" style:family="text"/>
    <style:style style:name="T3" style:family="text"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Courier New1" fo:font-size="9pt" fo:language="en" fo:country="US" style:font-name-asian="Times New Roman" style:font-size-asian="9pt" style:font-name-complex="Times New Roman" style:font-size-complex="12pt" style:language-complex="ar" style:country-complex="SA"/>
    </style:style>
    <style:style style:name="T5" style:family="text">
      <style:text-properties fo:color="#000099" style:font-name="Arial" fo:font-size="12pt" fo:language="en" fo:country="US" fo:font-weight="bold" style:letter-kerning="true" style:font-name-asian="Times New Roman" style:font-size-asian="12pt" style:font-weight-asian="bold" style:font-name-complex="Arial" style:font-size-complex="14pt" style:language-complex="ar" style:country-complex="SA" style:font-style-complex="italic" style:font-weight-complex="normal"/>
    </style:style>
    <style:style style:name="T6" style:family="text">
      <style:text-properties fo:color="#000099" style:font-name="Arial" fo:font-size="13pt" fo:language="en" fo:country="US" fo:font-weight="bold" style:letter-kerning="true" style:font-name-asian="Times New Roman" style:font-size-asian="13pt" style:font-weight-asian="bold" style:font-name-complex="Arial" style:font-size-complex="13pt" style:language-complex="ar" style:country-complex="SA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date-style style:name="N106">
      <number:day/>
      <number:month number:textual="true"/>
      <number:year number:style="long"/>
    </number:date-style>
  </office:automatic-styles>
  <office:body>
    <office:text>
      <office:forms form:automatic-focus="false" form:apply-design-mode="false"/>
      <text:tracked-changes>
        <text:changed-region text:id="ct111105648">
          <text:deletion>
            <office:change-info>
              <dc:creator>Patrick Durusau</dc:creator>
              <dc:date>2007-04-18T20:01:00</dc:date>
            </office:change-info>
            <text:p text:style-name="Text_20_body"><text:s/></text:p>
          </text:deletion>
        </text:changed-region>
        <text:changed-region text:id="ct111107272">
          <text:insertion>
            <office:change-info>
              <dc:creator>Patrick Durusau</dc:creator>
              <dc:date>2007-04-18T20:06:00</dc:date>
            </office:change-info>
          </text:insertion>
        </text:changed-region>
        <text:changed-region text:id="ct111113416">
          <text:insertion>
            <office:change-info>
              <dc:creator>Patrick Durusau</dc:creator>
              <dc:date>2007-04-18T20:07:00</dc:date>
            </office:change-info>
          </text:insertion>
        </text:changed-region>
        <text:changed-region text:id="ct111113520">
          <text:deletion>
            <office:change-info>
              <dc:creator>Patrick Durusau</dc:creator>
              <dc:date>2007-04-18T20:07:00</dc:date>
            </office:change-info>
            <text:p text:style-name="Text_20_body">It</text:p>
          </text:deletion>
        </text:changed-region>
        <text:changed-region text:id="ct111113640">
          <text:insertion>
            <office:change-info>
              <dc:creator>Patrick Durusau</dc:creator>
              <dc:date>2007-04-18T20:07:00</dc:date>
            </office:change-info>
          </text:insertion>
        </text:changed-region>
        <text:changed-region text:id="ct111113760">
          <text:deletion>
            <office:change-info>
              <dc:creator>Patrick Durusau</dc:creator>
              <dc:date>2007-04-18T20:07:00</dc:date>
            </office:change-info>
            <text:p text:style-name="Text_20_body">document.current <text:s/>representing the </text:p>
          </text:deletion>
        </text:changed-region>
        <text:changed-region text:id="ct111109904">
          <text:deletion>
            <office:change-info>
              <dc:creator>Svante Schubert</dc:creator>
              <dc:date>2007-04-19T12:58:00</dc:date>
            </office:change-info>
            <text:p text:style-name="Text_20_body">Each metadata RDF/XML file represents a named RDF graph. It is named through its IRI <text:span text:style-name="T1">in its </text:span><text:s/><text:span text:style-name="Attribute">rdf:about</text:span> attribute.</text:p>
          </text:deletion>
        </text:changed-region>
        <text:changed-region text:id="ct111110008">
          <text:insertion>
            <office:change-info>
              <dc:creator>Svante Schubert</dc:creator>
              <dc:date>2007-04-19T12:59:00</dc:date>
            </office:change-info>
          </text:insertion>
        </text:changed-region>
        <text:changed-region text:id="ct111120624">
          <text:insertion>
            <office:change-info>
              <dc:creator>Patrick Durusau</dc:creator>
              <dc:date>2007-04-18T20:08:00</dc:date>
            </office:change-info>
          </text:insertion>
        </text:changed-region>
        <text:changed-region text:id="ct111100984">
          <text:insertion>
            <office:change-info>
              <dc:creator>Patrick Durusau</dc:creator>
              <dc:date>2007-04-18T20:09:00</dc:date>
            </office:change-info>
          </text:insertion>
        </text:changed-region>
        <text:changed-region text:id="ct111100712">
          <text:deletion>
            <office:change-info>
              <dc:creator>Patrick Durusau</dc:creator>
              <dc:date>2007-04-18T20:10:00</dc:date>
            </office:change-info>
            <text:p text:style-name="P1">This element <text:span text:style-name="ISO_20_Keyword">should</text:span> be kept as well by application <text:span text:style-name="T1">that not support metadata.</text:span></text:p>
          </text:deletion>
        </text:changed-region>
        <text:changed-region text:id="ct72147376">
          <text:insertion>
            <office:change-info>
              <dc:creator>Svante Schubert</dc:creator>
              <dc:date>2007-04-19T12:44:00</dc:date>
            </office:change-info>
          </text:insertion>
        </text:changed-region>
        <text:changed-region text:id="ct111120000">
          <text:insertion>
            <office:change-info>
              <dc:creator>Svante Schubert</dc:creator>
              <dc:date>2007-04-19T12:47:00</dc:date>
            </office:change-info>
          </text:insertion>
        </text:changed-region>
        <text:changed-region text:id="ct111119896">
          <text:deletion>
            <office:change-info>
              <dc:creator>Svante Schubert</dc:creator>
              <dc:date>2007-04-19T12:44:00</dc:date>
            </office:change-info>
            <text:p text:style-name="Text_20_body">[<text:span text:style-name="Editor_27_s_20_Note">Editor's Note: <text:line-break/>The section below is not necessarily dependent on metadata and could be added in a different chapter</text:span>]</text:p>
          </text:deletion>
        </text:changed-region>
        <text:changed-region text:id="ct111120728">
          <text:insertion>
            <office:change-info>
              <dc:creator>Svante Schubert</dc:creator>
              <dc:date>2007-04-19T12:44:00</dc:date>
            </office:change-info>
          </text:insertion>
        </text:changed-region>
        <text:changed-region text:id="ct111120832">
          <text:deletion>
            <office:change-info>
              <dc:creator>Svante Schubert</dc:creator>
              <dc:date>2007-04-19T12:45:00</dc:date>
            </office:change-info>
            <text:p text:style-name="Text_20_body"/>
            <text:p text:style-name="Text_20_body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ate"/>
        <text:user-field-decl office:value-type="string" office:string-value="ODF-MetaData" text:name="ShortTitle"/>
        <text:user-field-decl office:value-type="string" office:string-value="urn:oasis:names:tc:openoffice:xmlns:" text:name="DefaultNamespace"/>
        <text:user-field-decl office:value-type="string" office:string-value=":1.0" text:name="DefaultNamespaceVersion"/>
        <text:user-field-decl office:value-type="string" office:string-value="1.2" text:name="Version"/>
        <text:user-field-decl office:value-type="string" office:string-value="spec" text:name="description"/>
        <text:user-field-decl office:value-type="string" office:string-value="1" text:name="revision"/>
        <text:user-field-decl office:value-type="string" office:string-value="office" text:name="tcid"/>
        <text:user-field-decl office:value-type="string" office:string-value="Open Document " text:name="CommitteeName"/>
        <text:user-field-decl office:value-type="float" office:value="2" text:name="EditorialStatus"/>
        <text:user-field-decl office:value-type="float" office:value="1" text:name="ShowSpecificationSnippets"/>
        <text:user-field-decl office:value-type="float" office:value="38068" text:name="PDate"/>
        <text:user-field-decl office:value-type="string" office:string-value="Metadata Model" text:name="Title"/>
        <text:user-field-decl office:value-type="string" office:string-value="OpenDocument" text:name="ProductName"/>
        <text:user-field-decl office:value-type="string" office:string-value="office-strict-schema-1.1-cd-1.rng" text:name="OOSchema"/>
        <text:user-field-decl office:value-type="string" office:string-value="OASIS Open Document 1.1" text:name="CommitteeDraft"/>
      </text:user-field-decls>
      <text:p text:style-name="Subtitle"><text:user-field-get text:name="ProductName">OpenDocument</text:user-field-get><text:user-field-get text:name="Version">1.2</text:user-field-get> File Format Change Proposal</text:p>
      <text:p text:style-name="Subtitle"><text:user-field-get text:display="none" text:name="Title"/><text:user-field-input text:name="Title" text:description="">Metadata Model</text:user-field-input>, <text:creation-date style:data-style-name="N106" text:fixed="true">9 Feb 2007</text:creation-date></text:p>
      <text:p text:style-name="Title_20_page_20_info">Document identifier:</text:p>
      <text:p text:style-name="Title_20_page_20_info_20_description"><text:creation-date style:data-style-name="N83">07-02-09</text:creation-date>-<text:user-field-input text:name="ShortTitle" text:description="">ODF-MetaData</text:user-field-input>.odt</text:p>
      <text:p text:style-name="Title_20_page_20_info">Editors:</text:p>
      <text:p text:style-name="Contributor"><text:sender-firstname>Patrick</text:sender-firstname><text:sender-lastname>Durusau</text:sender-lastname> &lt;<text:a xlink:type="simple" xlink:href="mailto:Patrick@durusau.net"><text:sender-email>Patrick@durusau.net</text:sender-email></text:a>&gt;, </text:p>
      <text:p text:style-name="Contributor"><text:sender-firstname>Svante</text:sender-firstname><text:sender-lastname>Schubert</text:sender-lastname> &lt;<text:a xlink:type="simple" xlink:href="mailto:Svante.Schubert@sun.com"><text:sender-email>Svante.Schubert@sun.com</text:sender-email></text:a>&gt;.</text:p>
      <text:p text:style-name="Standard"/>
      <text:p text:style-name="P2">Table of Contents</text:p>
      <text:table-of-content text:style-name="Sect1" text:protected="true" text:name="Inhaltsverzeichni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_20_Heading"/>
          </text:index-source-styles>
        </text:table-of-content-source>
        <text:index-body>
          <text:p text:style-name="P14"><text:a xlink:type="simple" xlink:href="#1.Metadata Model|outline">1Metadata Model<text:tab/>3</text:a></text:p>
          <text:p text:style-name="P15"><text:a xlink:type="simple" xlink:href="#1.1.Metadata Files|outline">1.1Metadata Files<text:tab/>3</text:a></text:p>
          <text:p text:style-name="P16"><text:a xlink:type="simple" xlink:href="#1.1.1.Declaration of Metadata Files in the Metadata Manifest|outline">1.1.1Declaration of Metadata Files in the Metadata Manifest<text:tab/>3</text:a></text:p>
          <text:p text:style-name="P15"><text:a xlink:type="simple" xlink:href="#1.2.In-Content Metadata|outline">1.2In-Content Metadata<text:tab/>6</text:a></text:p>
          <text:p text:style-name="P16"><text:a xlink:type="simple" xlink:href="#1.2.1.Elements capable of In-Content Metadata|outline">1.2.1Elements capable of In-Content Metadata<text:tab/>6</text:a></text:p>
          <text:p text:style-name="P16"><text:a xlink:type="simple" xlink:href="#1.2.2.Declaration of In-Content Metadata|outline">1.2.2Declaration of In-Content Metadata<text:tab/>7</text:a></text:p>
          <text:p text:style-name="P15"><text:a xlink:type="simple" xlink:href="#1.3.Content based on Metadata|outline">1.3Content based on Metadata<text:tab/>8</text:a></text:p>
          <text:p text:style-name="P15"><text:a xlink:type="simple" xlink:href="#1.4.Context of the File Format Change|outline">1.4Context of the File Format Change<text:tab/>9</text:a></text:p>
          <text:p text:style-name="P16"><text:a xlink:type="simple" xlink:href="#1.4.1.Required Changes to OASIS Open Document 1.1 Schema|outline">1.4.1Required Changes to OASIS Open Document 1.1 Schema<text:tab/>9</text:a></text:p>
          <text:p text:style-name="P16"><text:a xlink:type="simple" xlink:href="#1.4.2.Rewording first part of Chapter “Document Metadata”|outline">1.4.2Rewording first part of Chapter “Document Metadata”<text:tab/>10</text:a></text:p>
          <text:p text:style-name="P16"><text:a xlink:type="simple" xlink:href="#1.4.3.Unique Identifier for OpenDocument Elements|outline">1.4.3Unique Identifier for OpenDocument Elements<text:tab/>10</text:a></text:p>
          <text:p text:style-name="P15"><text:a xlink:type="simple" xlink:href="#1.5.[Topic Description]|outline">1.5[Topic Description]<text:tab/>12</text:a></text:p>
          <text:p text:style-name="P16"><text:a xlink:type="simple" xlink:href="#1.5.1.[Element Description]|outline">1.5.1[Element Description]<text:tab/>12</text:a></text:p>
          <text:p text:style-name="P15"><text:a xlink:type="simple" xlink:href="#1.6.Relax-NG Schema Suffix|outline">1.6Relax-NG Schema Suffix<text:tab/>12</text:a></text:p>
          <text:p text:style-name="P14">AppendixA.References<text:tab/>13</text:p>
        </text:index-body>
      </text:table-of-content>
      <text:p text:style-name="P3"/>
      <text:list text:style-name="Outline">
        <text:list-item>
          <text:h text:style-name="Heading_20_1" text:outline-level="1">Metadata Model</text:h>
        </text:list-item>
      </text:list>
      <text:p text:style-name="Text_20_body">Metadata in the OpenDocument format is being expressed by using the model of the W3C Resource Description Framework <text:bibliography-mark text:identifier="RDF-CONCEPTS" text:bibliography-type="manual" text:author="Graham Klyne, Jeremy J. Carroll, Brian McBride" text:editor="W3C" text:title="Resource Description Framework (RDF): Concepts and Abstract Syntax" text:year="2004" text:url="http://www.w3.org/TR/rdf-concepts/">[RDF-CONCEPTS]</text:bibliography-mark>.</text:p>
      <text:p text:style-name="Text_20_body">Metadata may be contained either in separate files within the package (metadata files), or it may be embedded in the content of the document (in<text:change text:change-id="ct111105648"/>content metadata).</text:p>
      <text:list text:style-name="Outline" text:continue-numbering="true">
        <text:list-item>
          <text:list text:continue-numbering="true">
            <text:list-item>
              <text:h text:style-name="Heading_20_2" text:outline-level="2">Metadata Files</text:h>
            </text:list-item>
          </text:list>
        </text:list-item>
      </text:list>
      <text:p text:style-name="Text_20_body">An OpenDocument package may contain an arbitrary number of metadata files. The content of the metadata files <text:span text:style-name="ISO_20_Keyword">shall</text:span> conform to the <text:bibliography-mark text:identifier="RDF-XML" text:bibliography-type="manual" text:author="Dave Beckett, Brian McBride" text:editor="W3C" text:title="RDF/XML Syntax Specification" text:year="2004" text:url="http://www.w3.org/TR/rdf-syntax-grammar/">[RDF-XML]</text:bibliography-mark> specification. Applications that read and write documents <text:span text:style-name="ISO_20_Keyword">should</text:span> preserve all metadata files. Metadata files <text:span text:style-name="ISO_20_Keyword">should</text:span> not be modified unless the content of the metadata file is changed. The OpenDocument format does not define any RDF/XML elements or attributes for metadata files. Support for RDF/XML elements or attributes may vary from application to application.</text:p>
      <text:p text:style-name="Text_20_body">In addition to the metadata RDF/XML files, metadata may also be specified in the content using the in-content metadata (see section <text:a xlink:type="simple" xlink:href="#1.2.In-Content Metadata|outline">1.2).</text:a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Declaration of Metadata Files in the Metadata Manifest</text:h>
                </text:list-item>
              </text:list>
            </text:list-item>
          </text:list>
        </text:list-item>
      </text:list>
      <text:p text:style-name="Text_20_body">Metadate files <text:span text:style-name="ISO_20_Keyword">shall</text:span> be listed in a separate metadata manifest.</text:p>
      <text:p text:style-name="Text_20_body">The metadata manifest file <text:span text:style-name="ISO_20_Keyword">shall</text:span> be stored at the pathname /manifest.rdf. </text:p>
      <text:p text:style-name="Text_20_body">The metadata manifest file is based on RDF/XML and fulfills two basic functions: </text:p>
      <text:list text:style-name="L1">
        <text:list-item>
          <text:p text:style-name="P17">It describes the metadata files by providing their package path, a set of RDF types and an RDF Named Graph identifier, referenced by an IRI.</text:p>
        </text:list-item>
        <text:list-item>
          <text:p text:style-name="P18">It is the unique location to associate OpenDocument elements of the package to IRIs used by the metadata files.</text:p>
        </text:list-item>
      </text:list>
      <text:p text:style-name="Standard">The creation of a separate metadata manifest file avoids any backwards compatibility issues that would be associated with changes to the current manifest or metadata files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Metadata Manifest Prefix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meta manifest manifest.rdf file is an RDF/XML document and in the following specified in the OWL Web Ontology Language (see <text:bibliography-mark text:identifier="OWL" text:bibliography-type="manual" text:author="Deborah L. McGuinness, Frank van Harmelen" text:editor="W3C" text:title="OWL Web Ontology Language Overview" text:year="2004" text:url="http://www.w3.org/TR/2004/REC-owl-features-20040210/">[OWL]</text:bibliography-mark>).</text:p>
      <text:p text:style-name="P4"><text:span text:style-name="Emphasis">Prefix for the normative OWL document:</text:span></text:p>
      <text:p text:style-name="P5">&lt;?xml version="1.0" encoding="UTF-8"?&gt;</text:p>
      <text:p text:style-name="OWL_20_Manifest">&lt;!--</text:p>
      <text:p text:style-name="OWL_20_Manifest"><text:tab/>OASIS <text:user-field-get text:name="CommitteeName">Open Document </text:user-field-get><text:user-field-get text:name="Version">1.2</text:user-field-get>,</text:p>
      <text:p text:style-name="OWL_20_Manifest"><text:tab/><text:creation-date style:data-style-name="N106" text:fixed="true">9 Feb 2007</text:creation-date> OWL Manifest Description</text:p>
      <text:p text:style-name="OWL_20_Manifest"/>
      <text:p text:style-name="OWL_20_Manifest"><text:tab/>© 2002-2007 OASIS Open</text:p>
      <text:p text:style-name="OWL_20_Manifest"><text:tab/>© 1999-2007 Sun Microsystems, Inc.</text:p>
      <text:p text:style-name="OWL_20_Manifest"><text:span text:style-name="Emphasis">--&gt;</text:span></text:p>
      <text:p text:style-name="OWL_20_Manifest"><text:span text:style-name="Emphasis"/></text:p>
      <text:p text:style-name="OWL_20_Manifest">&lt;rdf:RDF xmlns="http://www.w3.org/2000/01/rdf-schema#"</text:p>
      <text:p text:style-name="OWL_20_Manifest"><text:s text:c="4"/>xmlns:dc="http://purl.org/dc/elements/1.1/"</text:p>
      <text:p text:style-name="OWL_20_Manifest"><text:tab/>xmlns:<text:span text:style-name="T4">dct</text:span>="http://purl.org/dc/terms/"</text:p>
      <text:p text:style-name="OWL_20_Manifest"><text:tab/>xmlns:odf="http://docs.oasis-open.org/opendocument/meta/package#"</text:p>
      <text:p text:style-name="OWL_20_Manifest"><text:s text:c="4"/>xmlns:owl="http://www.w3.org/2002/07/owl#"</text:p>
      <text:p text:style-name="OWL_20_Manifest"><text:s text:c="4"/>xmlns:rdf="http://www.w3.org/1999/02/22-rdf-syntax-ns#"</text:p>
      <text:p text:style-name="OWL_20_Manifest"><text:s text:c="4"/>xmlns:rdfs="http://www.w3.org/2000/01/rdf-schema#"&gt;</text:p>
      <text:p text:style-name="OWL_20_Manifest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Metadata Packag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metadata manifest describes the metadata relevant files of the <text:span text:style-name="T1">OpenDocument</text:span> package in RDF/XML. Its root element <text:alphabetical-index-mark-start text:id="IMark98338088"/><text:span text:style-name="Element">&lt;odf:Package&gt;</text:span><text:alphabetical-index-mark-end text:id="IMark98338088"/> represents the <text:span text:style-name="T1">OpenDocument</text:span> package itself. <text:change-start text:change-id="ct111107272"/>Tha<text:change-end text:change-id="ct111107272"/><text:change-start text:change-id="ct111113416"/>t is the OpenDocument package for the document containing the package <text:change-end text:change-id="ct111113416"/><text:change text:change-id="ct111113520"/><text:s/>is identified by <text:span text:style-name="T1">its</text:span> <text:span text:style-name="Attribute">rdf:about</text:span> attribute with an IRI as value<text:change-start text:change-id="ct111113640"/>.<text:change-end text:change-id="ct111113640"/><text:change text:change-id="ct111113760"/></text:p>
      <text:p text:style-name="Text_20_body">The <text:span text:style-name="Element">odf:Package</text:span> may consist of multiple <text:alphabetical-index-mark-start text:id="IMark98337928"/><text:span text:style-name="Element">&lt;odf:File&gt;</text:span><text:alphabetical-index-mark-end text:id="IMark98337928"/>.To express this relation the meta manifest uses the property <text:span text:style-name="Element">&lt;dct:hasPart&gt;</text:span> from the Dublin Core Metadata Initative <text:bibliography-mark text:identifier="DCMIT" text:bibliography-type="manual" text:author="-" text:editor="Dublin Core Metadata Initiative" text:publisher="Dublin Core Metadata Initiative" text:title="DCMI Metadata Terms" text:year="2006" text:url="http://dublincore.org/documents/dcmi-terms/">[DCMIT]</text:bibliography-mark>. </text:p>
      <text:p text:style-name="OWL_20_Manifest">&lt;owl:Ontology rdf:about="http://docs.oasis-open.org/opendocument/meta/package#"&gt;</text:p>
      <text:p text:style-name="OWL_20_Manifest"><text:s text:c="4"/>&lt;rdf:type rdf:resource="http://www.w3.org/2002/07/owl#Thing"/&gt;</text:p>
      <text:p text:style-name="OWL_20_Manifest"><text:tab/>&lt;dc:title xml:lang="en"&gt;Open Document Format Metadata Manifest Ontology&lt;/dc:title&gt;</text:p>
      <text:p text:style-name="OWL_20_Manifest">&lt;/owl:Ontology&gt;</text:p>
      <text:p text:style-name="OWL_20_Manifest"/>
      <text:p text:style-name="OWL_20_Manifest">&lt;owl:Class rdf:about="http://docs.oasis-open.org/opendocument/meta/package#Package"&gt;</text:p>
      <text:p text:style-name="OWL_20_Manifest"><text:s text:c="4"/>&lt;label xml:lang="en"&gt;Package Class&lt;/label&gt;</text:p>
      <text:p text:style-name="OWL_20_Manifest">&lt;/owl:Class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Metadata related Fil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 <text:s/>file in the <text:span text:style-name="Element">odf:Package</text:span> related to metadata is represented by the element <text:s/><text:alphabetical-index-mark-start text:id="IMark98337928"/><text:alphabetical-index-mark-start text:id="IMark98338088"/><text:alphabetical-index-mark-start text:id="IMark98338248"/><text:span text:style-name="Element">&lt;odf:File&gt;</text:span><text:alphabetical-index-mark-end text:id="IMark98338248"/><text:alphabetical-index-mark-end text:id="IMark98338088"/><text:alphabetical-index-mark-end text:id="IMark98337928"/>. The package may consist of multiple <text:alphabetical-index-mark-start text:id="IMark98337768"/><text:span text:style-name="Element">&lt;odf:File&gt;</text:span><text:alphabetical-index-mark-end text:id="IMark98337768"/> elements. This relation is expressed using the property <text:alphabetical-index-mark-start text:id="IMark98337608"/><text:span text:style-name="Element">&lt;dct:hasPart&gt;</text:span><text:alphabetical-index-mark-end text:id="IMark98337608"/> from the Dublin Core Metadata Initative <text:bibliography-mark text:identifier="DCMIT" text:bibliography-type="manual" text:author="-" text:editor="Dublin Core Metadata Initiative" text:publisher="Dublin Core Metadata Initiative" text:title="DCMI Metadata Terms" text:year="2006" text:url="http://dublincore.org/documents/dcmi-terms/">[DCMIT]</text:bibliography-mark>.</text:p>
      <text:p text:style-name="Text_20_body"><text:change text:change-id="ct111109904"/><text:change-start text:change-id="ct111110008"/>The rdf:about attribute defines the &lt;odf:file&gt; by an IRI. In case of metadata RDF/XML file this IRI represents a named RDF graph.<text:change-end text:change-id="ct111110008"/></text:p>
      <text:p text:style-name="OWL_20_Manifest">&lt;owl:Class rdf:about="http://docs.oasis-open.org/opendocument/meta/package#File"&gt;</text:p>
      <text:p text:style-name="OWL_20_Manifest"><text:tab/>&lt;label xml:lang="en"&gt;Manifest File Class&lt;/label&gt;</text:p>
      <text:p text:style-name="OWL_20_Manifest">&lt;/owl:Class&gt;</text:p>
      <text:p text:style-name="OWL_20_Manifest"/>
      <text:p text:style-name="OWL_20_Manifest">&lt;owl:ObjectProperty rdf:about="http://purl.org/dc/terms/hasPart"&gt;</text:p>
      <text:p text:style-name="OWL_20_Manifest"><text:s text:c="4"/>&lt;domain rdf:resource="http://docs.oasis-open.org/opendocument/meta/package#Package"/&gt;</text:p>
      <text:p text:style-name="OWL_20_Manifest"><text:s text:c="4"/>&lt;range rdf:resource="http://docs.oasis-open.org/opendocument/meta/package#File"/&gt;</text:p>
      <text:p text:style-name="OWL_20_Manifest"><text:tab/>&lt;rdfs:label xml:lang="en-US"&gt;Has Part&lt;/rdfs:label&gt;</text:p>
      <text:p text:style-name="OWL_20_Manifest">&lt;/owl:ObjectProperty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File Path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<text:alphabetical-index-mark-start text:id="IMark98337608"/><text:span text:style-name="Attribute">odf:path</text:span><text:alphabetical-index-mark-end text:id="IMark98337608"/> property describes the location of the file within the package. </text:p>
      <text:p text:style-name="OWL_20_Manifest">&lt;owl:DatatypeProperty rdf:about="<text:span text:style-name="T4">http://docs.oasis-open.org/opendocument/meta/package</text:span>#path"&gt;</text:p>
      <text:p text:style-name="OWL_20_Manifest"><text:s text:c="4"/>&lt;rdf:type rdf:resource="http://www.w3.org/2002/07/owl#FunctionalProperty"/&gt;</text:p>
      <text:p text:style-name="OWL_20_Manifest"><text:s text:c="4"/>&lt;comment xml:lang="en"&gt;The relative path to the file within the package.&lt;/comment&gt;</text:p>
      <text:p text:style-name="OWL_20_Manifest"><text:s text:c="4"/>&lt;domain rdf:resource="http://docs.oasis-open.org/opendocument/meta/package#File"/&gt;</text:p>
      <text:p text:style-name="OWL_20_Manifest"><text:s text:c="4"/>&lt;range rdf:resource="http://www.w3.org/2000/01/rdf-schema#Literal"/&gt;</text:p>
      <text:p text:style-name="OWL_20_Manifest"><text:s text:c="4"/>&lt;label xml:lang="en"&gt;file path&lt;/label&gt;</text:p>
      <text:p text:style-name="OWL_20_Manifest">&lt;/owl:DatatypeProperty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File Typ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One or more <text:alphabetical-index-mark-start text:id="IMark98337608"/><text:span text:style-name="Element">&lt;rdf:type&gt;</text:span><text:alphabetical-index-mark-end text:id="IMark98337608"/> properties specify the metadata type. The property is used to relate a metadata file to <text:span text:style-name="T1">an RDF</text:span> application.</text:p>
      <text:p text:style-name="OWL_20_Manifest">&lt;owl:DatatypeProperty rdf:about="http://www.w3.org/1999/02/22-rdf-syntax-ns#type"&gt;</text:p>
      <text:p text:style-name="P6"><text:s text:c="4"/>&lt;rdf:type rdf:resource="http://www.w3.org/2002/07/owl#FunctionalProperty"/&gt;</text:p>
      <text:p text:style-name="OWL_20_Manifest"><text:s text:c="4"/>&lt;comment xml:lang="en"&gt;A URI used to classify the metadata file to RDF applications.&lt;/comment&gt;</text:p>
      <text:p text:style-name="OWL_20_Manifest"><text:s text:c="4"/>&lt;domain rdf:resource="http://docs.oasis-open.org/opendocument/meta/package#File"/&gt;</text:p>
      <text:p text:style-name="OWL_20_Manifest"><text:s text:c="4"/>&lt;range rdf:resource="http://www.w3.org/2000/01/rdf-schema#Class"/&gt;</text:p>
      <text:p text:style-name="OWL_20_Manifest">&lt;/owl:DatatypeProperty&gt;</text:p>
      <text:p text:style-name="OWL_20_Manifest">&lt;/rdf:RDF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OpenDocument Content Fil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DDE_LINK2"/>The <text:alphabetical-index-mark-start text:id="IMark98337608"/><text:span text:style-name="Element">&lt;odf:ContentFile&gt;</text:span><text:alphabetical-index-mark-end text:id="IMark98337608"/> represents the content.xml. It is subclass of a <text:alphabetical-index-mark-start text:id="IMark98337768"/><text:span text:style-name="Element">&lt;odf:File&gt;</text:span><text:alphabetical-index-mark-end text:id="IMark98337768"/>.<text:bookmark-end text:name="DDE_LINK2"/></text:p>
      <text:p text:style-name="OWL_20_Manifest">&lt;owl:Class rdf:about="http://docs.oasis-open.org/opendocument/meta/package#ContentFile"&gt;</text:p>
      <text:p text:style-name="OWL_20_Manifest"><text:tab/>&lt;label xml:lang="en"&gt;The OpenDocument Content File Class&lt;/label&gt;</text:p>
      <text:p text:style-name="OWL_20_Manifest"><text:tab/>&lt;rdfs:subClassOf rdf:resource="http://docs.oasis-open.org/opendocument/meta/package#File"/&gt;</text:p>
      <text:p text:style-name="OWL_20_Manifest"><text:bookmark-start text:name="DDE_LINK3"/>&lt;/owl:Class&gt;<text:bookmark-end text:name="DDE_LINK3"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7" text:outline-level="4">OpenDocument Styles Fil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<text:alphabetical-index-mark-start text:id="IMark98337768"/><text:span text:style-name="Element">&lt;odf:StylesFile&gt;</text:span><text:alphabetical-index-mark-end text:id="IMark98337768"/> represents the styles.xml. It is subclass of a <text:alphabetical-index-mark-start text:id="IMark98337608"/><text:span text:style-name="Element">&lt;odf:File&gt;</text:span><text:alphabetical-index-mark-end text:id="IMark98337608"/>.</text:p>
      <text:p text:style-name="OWL_20_Manifest">&lt;owl:Class rdf:about="http://docs.oasis-open.org/opendocument/meta/package#StylesFile"&gt;</text:p>
      <text:p text:style-name="OWL_20_Manifest"><text:tab/>&lt;label xml:lang="en"&gt;The OpenDocument Styles File Class&lt;/label&gt;</text:p>
      <text:p text:style-name="OWL_20_Manifest"><text:tab/>&lt;rdfs:subClassOf rdf:resource=<text:bookmark-start text:name="DDE_LINK4"/>"<text:bookmark-end text:name="DDE_LINK4"/>http://docs.oasis-open.org/opendocument/meta/package#File"/&gt;</text:p>
      <text:p text:style-name="OWL_20_Manifest"><text:bookmark-start text:name="DDE_LINK31"/>&lt;<text:bookmark-end text:name="DDE_LINK31"/>/owl:Class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<text:span text:style-name="T5">OpenDocument</text:span> Element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<text:alphabetical-index-mark-start text:id="IMark98337608"/><text:span text:style-name="Element">&lt;odf:Element&gt;</text:span><text:alphabetical-index-mark-end text:id="IMark98337608"/> represents an element of the OpenDocument format. </text:p>
      <text:p text:style-name="Text_20_body">It describes the OpenDocument element in two ways:</text:p>
      <text:list text:style-name="L2">
        <text:list-item>
          <text:p text:style-name="P22">It refers to the OpenDocument element in the package by the <text:alphabetical-index-mark-start text:id="IMark98337608"/><text:span text:style-name="Element">odf:path</text:span><text:alphabetical-index-mark-end text:id="IMark98337608"/><text:span text:style-name="T1"> </text:span>and <text:alphabetical-index-mark-start text:id="IMark98337768"/><text:span text:style-name="Element">odf:idref</text:span><text:alphabetical-index-mark-end text:id="IMark98337768"/> predicates.</text:p>
        </text:list-item>
        <text:list-item>
          <text:p text:style-name="P22">It defines the OpenDocument element by the IRI of it's <text:span text:style-name="Attribute">rdf:about</text:span>. This IRI represents the <text:span text:style-name="T1">OpenDocument</text:span> element in the RDF/XML metadata files.</text:p>
        </text:list-item>
      </text:list>
      <text:p text:style-name="Text_20_body">The <text:alphabetical-index-mark-start text:id="IMark98337768"/><text:span text:style-name="Element">&lt;odf:Element&gt;</text:span><text:alphabetical-index-mark-end text:id="IMark98337768"/> can be part of an OpenDocument file. This relation is expressed using the property <text:alphabetical-index-mark-start text:id="IMark98337608"/><text:span text:style-name="Element">&lt;dct:hasPart&gt;</text:span><text:alphabetical-index-mark-end text:id="IMark98337608"/> from the Dublin Core Metadata Initative <text:bibliography-mark text:identifier="DCMIT" text:bibliography-type="manual" text:author="-" text:editor="Dublin Core Metadata Initiative" text:publisher="Dublin Core Metadata Initiative" text:title="DCMI Metadata Terms" text:year="2006" text:url="http://dublincore.org/documents/dcmi-terms/">[DCMIT]</text:bibliography-mark>. An OpenDocument file can be a <text:alphabetical-index-mark-start text:id="IMark98337928"/><text:alphabetical-index-mark-start text:id="IMark98338088"/><text:span text:style-name="Element">&lt;odf:ContentFile&gt;</text:span><text:alphabetical-index-mark-end text:id="IMark98338088"/><text:alphabetical-index-mark-end text:id="IMark98337928"/> or <text:s/><text:alphabetical-index-mark-start text:id="IMark98337448"/><text:span text:style-name="Element">&lt;odf:StylesFile&gt;</text:span><text:alphabetical-index-mark-end text:id="IMark98337448"/>. </text:p>
      <text:p text:style-name="Text_20_body">The IRI of an <text:alphabetical-index-mark-start text:id="IMark98337448"/><text:span text:style-name="Element">&lt;odf:Element&gt;</text:span><text:alphabetical-index-mark-end text:id="IMark98337448"/> can be referenced from a RDF/XML metadata file.This relation is expressed using the property <text:alphabetical-index-mark-start text:id="IMark98337928"/><text:span text:style-name="Element">&lt;dct:references&gt;</text:span><text:alphabetical-index-mark-end text:id="IMark98337928"/> from the Dublin Core Metadata Initative <text:bibliography-mark text:identifier="DCMIT" text:bibliography-type="manual" text:author="-" text:editor="Dublin Core Metadata Initiative" text:publisher="Dublin Core Metadata Initiative" text:title="DCMI Metadata Terms" text:year="2006" text:url="http://dublincore.org/documents/dcmi-terms/">[DCMIT]</text:bibliography-mark>.</text:p>
      <text:p text:style-name="OWL_20_Manifest">&lt;owl:Class rdf:about="http://docs.oasis-open.org/<text:span text:style-name="T4">opendocument/meta/package</text:span>#Element"&gt;</text:p>
      <text:p text:style-name="OWL_20_Manifest"><text:tab/>&lt;label&gt;OpenDocument Element Class&lt;/label&gt;</text:p>
      <text:p text:style-name="OWL_20_Manifest">&lt;/owl:Class&gt;</text:p>
      <text:p text:style-name="OWL_20_Manifest"/>
      <text:p text:style-name="OWL_20_Manifest">&lt;owl:ObjectProperty rdf:about="http://purl.org/dc/terms/hasPart"&gt; <text:s text:c="3"/></text:p>
      <text:p text:style-name="OWL_20_Manifest"><text:tab/>&lt;domain rdf:resource="http://docs.oasis-open.org/opendocument/meta/package#ContentFile"/&gt;</text:p>
      <text:p text:style-name="OWL_20_Manifest"><text:s text:c="4"/>&lt;range rdf:resource="http://docs.oasis-open.org/<text:span text:style-name="T4">opendocument/meta/package</text:span>#Element"/&gt;</text:p>
      <text:p text:style-name="OWL_20_Manifest"><text:s text:c="4"/>&lt;label xml:lang="en"&gt;<text:span text:style-name="T4">OpenDocument</text:span> element&lt;/label&gt;</text:p>
      <text:p text:style-name="OWL_20_Manifest">&lt;/owl:ObjectProperty&gt;</text:p>
      <text:p text:style-name="OWL_20_Manifest"/>
      <text:p text:style-name="OWL_20_Manifest"/>
      <text:p text:style-name="OWL_20_Manifest">&lt;owl:ObjectProperty rdf:about="http://purl.org/dc/terms/hasPart"&gt; <text:s text:c="3"/></text:p>
      <text:p text:style-name="OWL_20_Manifest"><text:tab/>&lt;domain rdf:resource="http://docs.oasis-open.org/opendocument/meta/package#StylesFile"/&gt;</text:p>
      <text:p text:style-name="OWL_20_Manifest"><text:s text:c="4"/>&lt;range rdf:resource="http://docs.oasis-open.org/<text:span text:style-name="T4">opendocument/meta/package</text:span>#Element"/&gt;</text:p>
      <text:p text:style-name="OWL_20_Manifest"><text:s text:c="4"/>&lt;label xml:lang="en"&gt;<text:span text:style-name="T4">OpenDocument</text:span> element&lt;/label&gt;</text:p>
      <text:p text:style-name="OWL_20_Manifest">&lt;/owl:ObjectProperty&gt;</text:p>
      <text:p text:style-name="OWL_20_Manifest"/>
      <text:p text:style-name="OWL_20_Manifest">&lt;owl:ObjectProperty rdf:about="http://purl.org/dc/terms/references"&gt;</text:p>
      <text:p text:style-name="OWL_20_Manifest"><text:tab/>&lt;domain rdf:resource="http://docs.oasis-open.org/opendocument/meta/package#File"/&gt;</text:p>
      <text:p text:style-name="OWL_20_Manifest"><text:s text:c="4"/>&lt;range rdf:resource="http://docs.oasis-open.org/<text:span text:style-name="T4">opendocument/meta/package</text:span>#Element"/&gt;</text:p>
      <text:p text:style-name="OWL_20_Manifest"><text:s text:c="4"/>&lt;label xml:lang="en"&gt;<text:span text:style-name="T4">OpenDocument</text:span> element&lt;/label&gt;</text:p>
      <text:p text:style-name="OWL_20_Manifest">&lt;/owl:ObjectProperty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References to the <text:span text:style-name="T5">OpenDocument</text:span> Element ID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<text:alphabetical-index-mark-start text:id="IMark98337928"/><text:span text:style-name="Attribute">odf:idref</text:span><text:alphabetical-index-mark-end text:id="IMark98337928"/> property references the <text:span text:style-name="Attribute">xml:id</text:span> of the element by sharing the same value.</text:p>
      <text:p text:style-name="OWL_20_Manifest">&lt;owl:DatatypeProperty rdf:about="http://docs.oasis-open.org/<text:span text:style-name="T4">opendocument/meta/package</text:span>#idref"&gt;</text:p>
      <text:p text:style-name="OWL_20_Manifest"><text:s text:c="4"/>&lt;rdf:type rdf:resource="http://www.w3.org/2002/07/owl#FunctionalProperty"/&gt;</text:p>
      <text:p text:style-name="OWL_20_Manifest"><text:s text:c="4"/>&lt;comment xml:lang="en"&gt;The value of the xml:id attribute of the related <text:span text:style-name="T4">OpenDocument</text:span> element.&lt;/comment&gt;</text:p>
      <text:p text:style-name="OWL_20_Manifest"><text:s text:c="4"/>&lt;domain rdf:resource="<text:span text:style-name="T4">http://docs.oasis-open.org/opendocument/meta/package</text:span>#Element"/&gt;</text:p>
      <text:p text:style-name="OWL_20_Manifest"><text:s text:c="4"/>&lt;range rdf:resource="http://www.w3.org/2001/XMLSchema#NCName"/&gt;</text:p>
      <text:p text:style-name="OWL_20_Manifest"><text:s text:c="4"/>&lt;label xml:lang="en"&gt;Reference to <text:span text:style-name="T4">OpenDocument</text:span> element's xml:id&lt;/label&gt;</text:p>
      <text:p text:style-name="OWL_20_Manifest">&lt;/owl:DatatypeProperty&gt;</text:p>
      <text:p text:style-name="OWL_20_Manifest">&lt;/rdf:RDF&gt;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In-Content Metadata</text:h>
            </text:list-item>
          </text:list>
        </text:list-item>
      </text:list>
      <text:p text:style-name="Standard">In-content metadata can be used to assign a literal content from the content.xml and styles.xml <text:s/>as RDF object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Elements capable of In-Content Metadata</text:h>
                </text:list-item>
              </text:list>
            </text:list-item>
          </text:list>
        </text:list-item>
      </text:list>
      <text:p text:style-name="Text_20_body">In-content metadata can be used on the following <text:span text:style-name="T1">OpenDocument</text:span> elements: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Table Cells 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table-table-cell-attlist" combine="interleave"&gt;</text:p>
      <text:p text:style-name="RelaxNG"><text:bookmark-start text:name="DDE_LINK"/><text:tab/>&lt;optional&gt;</text:p>
      <text:p text:style-name="RelaxNG"><text:tab/><text:tab/>&lt;ref name="text-meta-attlist"&gt;</text:p>
      <text:p text:style-name="RelaxNG"><text:tab/>&lt;/optional&gt;<text:bookmark-end text:name="DDE_LINK"/>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Bookmark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text-bookmark-attlist" combine="interleave"&gt;</text:p>
      <text:p text:style-name="RelaxNG"><text:tab/>&lt;optional&gt;</text:p>
      <text:p text:style-name="RelaxNG"><text:tab/><text:tab/>&lt;ref name="text-meta-attlist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Metadata Text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RelaxNG">&lt;define name="paragraph-content" combine="choice"&gt;</text:p>
      <text:p text:style-name="RelaxNG"><text:tab/>&lt;element name="text:meta"&gt;</text:p>
      <text:p text:style-name="RelaxNG"><text:tab/><text:tab/>&lt;ref name="text-meta-attlist"/&gt;</text:p>
      <text:p text:style-name="RelaxNG"><text:tab/><text:tab/>&lt;zeroOrMore&gt;</text:p>
      <text:p text:style-name="RelaxNG"><text:tab/><text:tab/><text:tab/>&lt;ref name="paragraph-content"/&gt;</text:p>
      <text:p text:style-name="RelaxNG"><text:tab/><text:tab/>&lt;/zeroOrMore&gt;</text:p>
      <text:p text:style-name="RelaxNG"><text:tab/>&lt;/element&gt;</text:p>
      <text:p text:style-name="RelaxNG">&lt;/define&gt;</text:p>
      <text:p text:style-name="RelaxNG">&lt;define name="text-meta-attlist" combine="interleave"&gt;</text:p>
      <text:p text:style-name="RelaxNG"><text:tab/>&lt;optional&gt;</text:p>
      <text:p text:style-name="RelaxNG"><text:tab/><text:tab/>&lt;ref name="text-meta-attlist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Heading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heading-attrs" combine="interleave"&gt;</text:p>
      <text:p text:style-name="RelaxNG"><text:tab/>&lt;optional&gt;</text:p>
      <text:p text:style-name="RelaxNG"><text:tab/><text:tab/>&lt;ref name="text-meta-attlist"&gt;</text:p>
      <text:p text:style-name="RelaxNG"><text:tab/>&lt;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aragraph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paragraph-attrs" combine="interleave"&gt;</text:p>
      <text:p text:style-name="RelaxNG"><text:tab/>&lt;optional&gt;</text:p>
      <text:p text:style-name="RelaxNG"><text:tab/><text:tab/>&lt;ref name="text-meta-attlist"&gt;</text:p>
      <text:p text:style-name="RelaxNG"><text:tab/>&lt;/optional&gt;</text:p>
      <text:p text:style-name="RelaxNG">&lt;/define&gt;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Declaration of In-Content Metadata</text:h>
                </text:list-item>
              </text:list>
            </text:list-item>
          </text:list>
        </text:list-item>
      </text:list>
      <text:p text:style-name="Standard">The following attributes are related to in-content metadata: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The In-Content RDF statement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 optional couple of attributes <text:alphabetical-index-mark-start text:id="IMark98337928"/><text:span text:style-name="Attribute">m:about</text:span><text:alphabetical-index-mark-end text:id="IMark98337928"/> and <text:alphabetical-index-mark-start text:id="IMark98337448"/><text:span text:style-name="Attribute">m:property</text:span><text:alphabetical-index-mark-end text:id="IMark98337448"/> make the in-content metadata possible by encoding the <text:span text:style-name="T1">OpenDocument</text:span> element into <text:span text:style-name="T1">an RDF</text:span> statement <text:bibliography-mark text:identifier="RDF-CONCEPTS" text:bibliography-type="manual" text:author="Graham Klyne, Jeremy J. Carroll, Brian McBride" text:editor="W3C" text:title="Resource Description Framework (RDF): Concepts and Abstract Syntax" text:year="2004" text:url="http://www.w3.org/TR/rdf-concepts/">[RDF-CONCEPTS]</text:bibliography-mark>.</text:p>
      <text:list text:style-name="L3">
        <text:list-item>
          <text:p text:style-name="P19">The value of the attribute <text:alphabetical-index-mark-start text:id="IMark98337448"/><text:span text:style-name="Attribute">m:about</text:span><text:alphabetical-index-mark-end text:id="IMark98337448"/> is the IRI of the RDF subject.</text:p>
        </text:list-item>
        <text:list-item>
          <text:p text:style-name="P19">The value of the attribute <text:alphabetical-index-mark-start text:id="IMark98337448"/><text:span text:style-name="Attribute">m:property</text:span><text:alphabetical-index-mark-end text:id="IMark98337448"/> is the IRI of the RDF predicate.</text:p>
        </text:list-item>
        <text:list-item>
          <text:p text:style-name="P19">The last of the RDF triple (the RDF object) is represented by the <text:span text:style-name="T1">OpenDocument</text:span> element itself.</text:p>
        </text:list-item>
      </text:list>
      <text:p text:style-name="Standard">By default the <text:span text:style-name="T1">OpenDocument</text:span> element represents <text:span text:style-name="T1">an RDF</text:span> literal, which is being created as if a XPath <text:bibliography-mark text:identifier="XPATH" text:bibliography-type="manual" text:author="James Clark, Steve DeRose" text:edition="1.0" text:editor="W3C" text:title="XML Path Language (XPath)" text:year="1999" text:url="http://www.w3.org/TR/xpath">[XPATH]</text:bibliography-mark> string() method had being invoked with the element as its only parameter. </text:p>
      <text:p text:style-name="RelaxNG">&lt;define name="text-meta-attlist" combine="interleave"&gt;</text:p>
      <text:p text:style-name="RelaxNG"><text:tab/>&lt;optional&gt;</text:p>
      <text:p text:style-name="RelaxNG"><text:tab/><text:tab/>&lt;attribute name="m:about"&gt;</text:p>
      <text:p text:style-name="RelaxNG"><text:tab/><text:tab/><text:tab/>&lt;data type="anyURI"/&gt;</text:p>
      <text:p text:style-name="RelaxNG"><text:tab/><text:tab/>&lt;/attribute&gt;</text:p>
      <text:p text:style-name="RelaxNG"><text:tab/><text:tab/>&lt;attribute name="m:property"&gt;</text:p>
      <text:p text:style-name="RelaxNG"><text:tab/><text:tab/><text:tab/>&lt;data type="anyURI"/&gt;</text:p>
      <text:p text:style-name="RelaxNG"><text:tab/><text:tab/>&lt;/attribute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Data Types and Data Value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Optionally the data type of the metadata can be described using the attributes <text:alphabetical-index-mark-start text:id="IMark98337448"/><text:span text:style-name="Attribute">m:data-type</text:span><text:alphabetical-index-mark-end text:id="IMark98337448"/> and <text:alphabetical-index-mark-start text:id="IMark98337928"/><text:span text:style-name="Attribute">m:data-value</text:span><text:alphabetical-index-mark-end text:id="IMark98337928"/>.</text:p>
      <text:p text:style-name="RelaxNG"><text:s/>&lt;define name="text-meta-attlist" combine="interleave"&gt;</text:p>
      <text:p text:style-name="RelaxNG"><text:tab/>&lt;optional&gt;</text:p>
      <text:p text:style-name="RelaxNG"><text:tab/><text:tab/>&lt;attribute name="m:data-type"&gt;</text:p>
      <text:p text:style-name="RelaxNG"><text:tab/><text:tab/><text:tab/>&lt;data type="anyURI"/&gt;</text:p>
      <text:p text:style-name="RelaxNG"><text:tab/><text:tab/>&lt;/attribute&gt;</text:p>
      <text:p text:style-name="RelaxNG"><text:tab/><text:tab/>&lt;attribute name="m:data-value"&gt;</text:p>
      <text:p text:style-name="RelaxNG"><text:tab/><text:tab/><text:tab/>&lt;ref name="string"/&gt;</text:p>
      <text:p text:style-name="RelaxNG"><text:tab/><text:tab/>&lt;/attribute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h text:style-name="Heading_20_2" text:outline-level="2">Content based on Metadata</text:h>
            </text:list-item>
          </text:list>
        </text:list-item>
      </text:list>
      <text:p text:style-name="Text_20_body">If content is created based on metadata - possibly from a different application - the content is part of the <text:alphabetical-index-mark-start text:id="IMark98337928"/><text:span text:style-name="Element">&lt;text:meta-field&gt;</text:span><text:alphabetical-index-mark-end text:id="IMark98337928"/> element. </text:p>
      <text:p text:style-name="Text_20_body">This <text:alphabetical-index-mark-start text:id="IMark98337928"/><text:span text:style-name="Element">&lt;text:meta-field&gt;</text:span><text:alphabetical-index-mark-end text:id="IMark98337928"/> element might contain any paragraph content, even another &lt;text:meta-field&gt; element. <text:change-start text:change-id="ct111120624"/></text:p>
      <text:p text:style-name="Text_20_body"/>
      <text:p text:style-name="Text_20_body">The generated content of a &lt;text:meta-field<text:change-end text:change-id="ct111120624"/><text:change-start text:change-id="ct111100984"/>&gt; element <text:span text:style-name="T7">shall</text:span> be preserved upon each “save” operation to facilitate use of a document with an application that does not support generation of content from metadata. </text:p>
      <text:p text:style-name="Text_20_body"/>
      <text:p text:style-name="P1"><text:change-end text:change-id="ct111100984"/><text:change text:change-id="ct111100712"/><text:span text:style-name="T1"/></text:p>
      <text:p text:style-name="RelaxNG">&lt;define name="paragraph-content" combine="choice"&gt;</text:p>
      <text:p text:style-name="RelaxNG"><text:tab/>&lt;element name="text:meta-field"&gt;</text:p>
      <text:p text:style-name="RelaxNG"><text:tab/><text:tab/>&lt;ref name="text-meta-field-attlist"&gt;</text:p>
      <text:p text:style-name="RelaxNG"><text:tab/><text:tab/>&lt;zeroOrMore&gt;</text:p>
      <text:p text:style-name="RelaxNG"><text:tab/><text:tab/><text:tab/>&lt;ref name="paragraph-content"/&gt;</text:p>
      <text:p text:style-name="P8"><text:tab/><text:tab/>&lt;/zeroOrMore&gt;</text:p>
      <text:p text:style-name="RelaxNG"><text:tab/>&lt;/element&gt;</text:p>
      <text:p text:style-name="RelaxNG">&lt;/define&gt;</text:p>
      <text:p text:style-name="Text_20_body"/>
      <text:p text:style-name="Text_20_body">The element <text:alphabetical-index-mark-start text:id="IMark98337928"/>&lt;text:meta-field&gt;<text:alphabetical-index-mark-end text:id="IMark98337928"/> can have the optional attribute <text:alphabetical-index-mark-start text:id="IMark98337448"/><text:span text:style-name="Attribute">xml:id</text:span><text:alphabetical-index-mark-end text:id="IMark98337448"/> to relate metadata to itself.</text:p>
      <text:p text:style-name="RelaxNG">&lt;define name="text-meta-field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Context of the File Format Change</text:h>
            </text:list-item>
          </text:list>
        </text:list-item>
      </text:list>
      <text:p text:style-name="Text_20_body">The following sections of the OASIS Open Office 1.1 File Format should be extended: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equired Changes to <text:user-field-get text:name="CommitteeDraft">OASIS Open Document 1.1</text:user-field-get> Schema</text:h>
                </text:list-item>
              </text:list>
            </text:list-item>
          </text:list>
        </text:list-item>
      </text:list>
      <text:p text:style-name="Text_20_body">This section describes changes that must be applied to the <text:bibliography-mark text:identifier="OO" text:bibliography-type="manual" text:author="Michael Brauer, Daniel Vogelheim" text:editor="OASIS" text:title="Open Office Specification 1.0" text:year="2004" text:url="http://www.oasis-open.org/committees/download.php/6032/office-spec-1.0-cd-1.sxw">[OO]</text:bibliography-mark> schema in order to integrate the proposed file format change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Relax-NG Schema Prefix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schema language used within this specification is Relax-NG (see <text:bibliography-mark text:identifier="RNG" text:bibliography-type="manual" text:author="James Clark, MURATA Makoto" text:editor="OASIS" text:title="RELAX NG Specification" text:year="2001" text:url="http://oasis-open.org/committees/relax-ng/spec-20011203.html">[RNG]</text:bibliography-mark>).</text:p>
      <text:p text:style-name="Text_20_body"><text:span text:style-name="Emphasis">Prefix for the normative Relax-NG schema:</text:span></text:p>
      <text:p text:style-name="RelaxNG">&lt;?xml version="1.0" encoding="UTF-8"?&gt;</text:p>
      <text:p text:style-name="RelaxNG">&lt;!--</text:p>
      <text:p text:style-name="RelaxNG"><text:tab/><text:user-field-get text:name="ProductName">OpenDocument</text:user-field-get><text:user-field-get text:name="Version">1.2</text:user-field-get><text:user-field-get text:name="ShortTitle">ODF-MetaData</text:user-field-get></text:p>
      <text:p text:style-name="RelaxNG"><text:tab/><text:creation-date style:data-style-name="N106" text:fixed="true">9 Feb 2007</text:creation-date></text:p>
      <text:p text:style-name="RelaxNG"><text:tab/>Relax-NG Schema</text:p>
      <text:p text:style-name="RelaxNG"/>
      <text:p text:style-name="RelaxNG"><text:tab/>© 2004 Sun Microsystems, Inc.</text:p>
      <text:p text:style-name="RelaxNG">--&gt;</text:p>
      <text:p text:style-name="RelaxNG"/>
      <text:p text:style-name="RelaxNG_20_Strict">&lt;grammar xmlns="http://relaxng.org/ns/structure/1.0"&gt;</text:p>
      <text:p text:style-name="RelaxNG_20_Strict"><text:tab/>&lt;include href="<text:user-field-get text:name="OOSchema">office-strict-schema-1.1-cd-1.rng</text:user-field-get>"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Required Changes</text:h>
                    </text:list-item>
                  </text:list>
                </text:list-item>
              </text:list>
            </text:list-item>
          </text:list>
        </text:list-item>
      </text:list>
      <text:p text:style-name="P9">The attribute list of the text:bookmark element is redesigned. The attribute definition has been extracted.</text:p>
      <text:p text:style-name="RelaxNG">&lt;!-- required changes overwrite definitions in the </text:p>
      <text:p text:style-name="RelaxNG"><text:s text:c="5"/><text:user-field-get text:name="CommitteeDraft">OASIS Open Document 1.1</text:user-field-get> schema --&gt;</text:p>
      <text:p text:style-name="RelaxNG">&lt;define name="paragraph-content" combine="choice"&gt;</text:p>
      <text:p text:style-name="RelaxNG"><text:tab/>&lt;choice&gt;</text:p>
      <text:p text:style-name="RelaxNG"><text:tab/><text:tab/>&lt;element name="text:bookmark"&gt;</text:p>
      <text:p text:style-name="RelaxNG"><text:tab/><text:tab/><text:tab/>&lt;ref name="text-bookmark-attlist"/&gt;</text:p>
      <text:p text:style-name="RelaxNG"><text:tab/><text:tab/>&lt;/element&gt;</text:p>
      <text:p text:style-name="RelaxNG"><text:tab/><text:tab/>&lt;element name="text:bookmark-start"&gt;</text:p>
      <text:p text:style-name="RelaxNG"><text:tab/><text:tab/><text:tab/>&lt;ref name="text-bookmark-attlist"/&gt;</text:p>
      <text:p text:style-name="RelaxNG"><text:tab/><text:tab/>&lt;/element&gt;</text:p>
      <text:p text:style-name="RelaxNG"><text:tab/><text:tab/>&lt;element name="text:bookmark-end"&gt;</text:p>
      <text:p text:style-name="RelaxNG"><text:tab/><text:tab/><text:tab/>&lt;ref name="text-bookmark-attlist"/&gt;</text:p>
      <text:p text:style-name="RelaxNG"><text:tab/><text:tab/>&lt;/element&gt;</text:p>
      <text:p text:style-name="RelaxNG"><text:tab/>&lt;/choice&gt;</text:p>
      <text:p text:style-name="RelaxNG">&lt;/define&gt;</text:p>
      <text:p text:style-name="RelaxNG">&lt;define name="text-bookmark-attlist" combine="interleave"&gt;</text:p>
      <text:p text:style-name="RelaxNG"><text:tab/>&lt;attribute name="text:name"&gt;</text:p>
      <text:p text:style-name="RelaxNG"><text:tab/><text:tab/>&lt;ref name="string"/&gt;</text:p>
      <text:p text:style-name="RelaxNG"><text:tab/>&lt;/attribute&gt;</text:p>
      <text:p text:style-name="RelaxNG">&lt;/define&gt;</text:p>
      <text:p text:style-name="Text_20_body"/>
      <text:p text:style-name="Text_20_body"><text:change-start text:change-id="ct72147376"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ewording first part of Chapter “Document Metadata”</text:h>
                </text:list-item>
              </text:list>
            </text:list-item>
          </text:list>
        </text:list-item>
      </text:list>
      <text:p text:style-name="Text_20_body">[<text:span text:style-name="Editor_27_s_20_Note">Editor's Note: <text:line-break/>The wording of this section is not longer complete valid as further metadata have been added</text:span>]</text:p>
      <text:p text:style-name="Text_20_body"><text:change-end text:change-id="ct72147376"/><text:change-start text:change-id="ct111120000"/>Metadata is general information about a document. Metadata elements of the &lt;office:meta&gt; element, usually located at start of the document, may be omitted or occur multiple times. It is application-specific how to update multiple instances of the same elements. <text:change-end text:change-id="ct111120000"/><text:change text:change-id="ct111119896"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Unique Identifier for <text:span text:style-name="T6">OpenDocument</text:span> Elements<text:change-start text:change-id="ct111120728"/></text:h>
                </text:list-item>
              </text:list>
            </text:list-item>
          </text:list>
        </text:list-item>
      </text:list>
      <text:p text:style-name="Text_20_body">[<text:span text:style-name="Editor_27_s_20_Note">Editor's Note: <text:line-break/>This section is not necessarily dependent on metadata and could be added in a different chapter</text:span>]</text:p>
      <text:p text:style-name="Text_20_body"><text:change-end text:change-id="ct111120728"/><text:change text:change-id="ct111120832"/>The <text:s/><text:alphabetical-index-mark-start text:id="IMark98337448"/><text:span text:style-name="Attribute">xml:id</text:span><text:alphabetical-index-mark-end text:id="IMark98337448"/> attribute is standardized by the W3C <text:bibliography-mark text:identifier="XML-ID" text:bibliography-type="manual" text:author="Jonathan Marsh, Daniel Veillard, Norman Walsh" text:edition="1.0" text:editor="W3C" text:title="xml:id" text:year="2003" text:url="http://www.w3.org/TR/xml-id">[XML-ID]</text:bibliography-mark> and gives an element an unique identification in <text:span text:style-name="T1">its</text:span> XML file. It is designed to work as an anchor to create references upon <text:span text:style-name="T1">its</text:span> element.</text:p>
      <text:p text:style-name="Text_20_body">&lt;define name="xml-id" combine="interleave"&gt;</text:p>
      <text:p text:style-name="RelaxNG"><text:tab/>&lt;optional&gt;</text:p>
      <text:p text:style-name="RelaxNG"><text:tab/><text:tab/>&lt;attribute name="xml:id"&gt;</text:p>
      <text:p text:style-name="RelaxNG"><text:tab/><text:tab/><text:tab/>&lt;data type="ID"/&gt;</text:p>
      <text:p text:style-name="RelaxNG"><text:tab/><text:tab/>&lt;/attribute&gt;</text:p>
      <text:p text:style-name="RelaxNG"><text:tab/>&lt;/optional&gt;</text:p>
      <text:p text:style-name="RelaxNG">&lt;/define&gt;</text:p>
      <text:p text:style-name="Text_20_body"/>
      <text:p text:style-name="Text_20_body">The attribute <text:alphabetical-index-mark-start text:id="IMark98337448"/><text:span text:style-name="Attribute">xml:id</text:span><text:alphabetical-index-mark-end text:id="IMark98337448"/> may occur on the following OpenDocument elements: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Image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draw-image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Table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table-table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Table Cell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table-table-cell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Bookmark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paragraph-content" combine="choice"&gt;</text:p>
      <text:p text:style-name="RelaxNG"><text:tab/>&lt;choice&gt;</text:p>
      <text:p text:style-name="RelaxNG"><text:tab/><text:tab/>&lt;element name="text:bookmark"&gt;</text:p>
      <text:p text:style-name="RelaxNG"><text:tab/><text:tab/><text:tab/>&lt;ref name="text-bookmark-attlist"/&gt;</text:p>
      <text:p text:style-name="RelaxNG"><text:tab/><text:tab/>&lt;/element&gt;</text:p>
      <text:p text:style-name="RelaxNG"><text:tab/><text:tab/>&lt;element name="text:bookmark-start"&gt;</text:p>
      <text:p text:style-name="RelaxNG"><text:tab/><text:tab/><text:tab/>&lt;ref name="text-bookmark-attlist"/&gt;</text:p>
      <text:p text:style-name="RelaxNG"><text:tab/><text:tab/>&lt;/element&gt;</text:p>
      <text:p text:style-name="RelaxNG"><text:tab/><text:tab/>&lt;element name="text:bookmark-end"&gt;</text:p>
      <text:p text:style-name="RelaxNG"><text:tab/><text:tab/><text:tab/>&lt;ref name="text-bookmark-attlist"/&gt;</text:p>
      <text:p text:style-name="RelaxNG"><text:tab/><text:tab/>&lt;/element&gt;</text:p>
      <text:p text:style-name="RelaxNG"><text:tab/>&lt;/choice&gt;</text:p>
      <text:p text:style-name="RelaxNG">&lt;/define&gt;</text:p>
      <text:p text:style-name="RelaxNG">&lt;define name="text-bookmark-attlist" combine="interleave"&gt;</text:p>
      <text:p text:style-name="RelaxNG"><text:tab/>&lt;attribute name="text:name"&gt;</text:p>
      <text:p text:style-name="RelaxNG"><text:tab/><text:tab/>&lt;ref name="string"/&gt;</text:p>
      <text:p text:style-name="RelaxNG"><text:tab/>&lt;/attribute&gt;</text:p>
      <text:p text:style-name="RelaxNG">&lt;/define&gt;</text:p>
      <text:p text:style-name="RelaxNG">&lt;define name="text-bookmark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Metadata Text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text-meta-attlist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Headings</text:h>
                    </text:list-item>
                  </text:list>
                </text:list-item>
              </text:list>
            </text:list-item>
          </text:list>
        </text:list-item>
      </text:list>
      <text:p text:style-name="RelaxNG">&lt;define name="heading-attrs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Paragraphs</text:h>
                    </text:list-item>
                  </text:list>
                </text:list-item>
              </text:list>
            </text:list-item>
          </text:list>
        </text:list-item>
      </text:list>
      <text:p text:style-name="RelaxNG"/>
      <text:p text:style-name="RelaxNG">&lt;define name="paragraph-attrs" combine="interleave"&gt;</text:p>
      <text:p text:style-name="RelaxNG"><text:tab/>&lt;optional&gt;</text:p>
      <text:p text:style-name="RelaxNG"><text:tab/><text:tab/>&lt;ref name="xml-id"&gt;</text:p>
      <text:p text:style-name="RelaxNG"><text:tab/>&lt;/optional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/>
                    </text:list-item>
                    <text:list-item>
                      <text:h text:style-name="Heading_20_4" text:outline-level="4">Relax-NG Schema Intermediat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Emphasis">Intermediate for the normative Relax-NG schema:</text:span></text:p>
      <text:p text:style-name="RelaxNG"><text:tab/>&lt;/include&gt;</text:p>
      <text:list text:style-name="Outline" text:continue-numbering="true">
        <text:list-item>
          <text:list text:continue-numbering="true">
            <text:list-item>
              <text:h text:style-name="Heading_20_2" text:outline-level="2">[Topic Description]</text:h>
            </text:list-item>
          </text:list>
        </text:list-item>
      </text:list>
      <text:p text:style-name="P4">[This is a description of the topic itself. It is only required for new features where the topic itself is not described in the <text:user-field-get text:name="CommitteeDraft">OASIS Open Document 1.1</text:user-field-get> Committee Draft.]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[Element Description]</text:h>
                </text:list-item>
              </text:list>
            </text:list-item>
          </text:list>
        </text:list-item>
      </text:list>
      <text:p text:style-name="Text_20_body">[The <text:span text:style-name="Element">&lt;office:new-feature&gt;</text:span> element ...]</text:p>
      <text:p text:style-name="RelaxNG">&lt;!-- these definitions are merged into the <text:user-field-get text:name="CommitteeDraft">OASIS Open Document 1.1</text:user-field-get> Schema --&gt;</text:p>
      <text:p text:style-name="RelaxNG">&lt;define name="office-new-feature"&gt;</text:p>
      <text:p text:style-name="RelaxNG"><text:tab/>&lt;element name="office:new-feature"&gt;</text:p>
      <text:p text:style-name="RelaxNG"><text:tab/><text:tab/>&lt;ref name="office-new-feature-attlist"/&gt;</text:p>
      <text:p text:style-name="RelaxNG"><text:tab/><text:tab/>&lt;!-- element content --&gt;</text:p>
      <text:p text:style-name="RelaxNG"><text:tab/>&lt;/element&gt;</text:p>
      <text:p text:style-name="RelaxNG">&lt;/define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[Attribute Description]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[The <text:span text:style-name="Attribute">office:new-attr</text:span> attribute specifies ...]</text:p>
      <text:p text:style-name="RelaxNG">&lt;define name="table-table-attlist" combine="interleave"&gt;</text:p>
      <text:p text:style-name="RelaxNG"><text:tab/>&lt;optional&gt;</text:p>
      <text:p text:style-name="RelaxNG"><text:tab/><text:tab/>&lt;attribute name="table:name"&gt;</text:p>
      <text:p text:style-name="RelaxNG"><text:tab/><text:tab/><text:tab/>&lt;ref name="string"/&gt;</text:p>
      <text:p text:style-name="RelaxNG"><text:tab/><text:tab/>&lt;/attribute&gt;</text:p>
      <text:p text:style-name="RelaxNG"><text:tab/>&lt;/optional&gt;</text:p>
      <text:p text:style-name="P11">&lt;/define&gt;</text:p>
      <text:list text:style-name="Outline" text:continue-numbering="true">
        <text:list-item>
          <text:list text:continue-numbering="true">
            <text:list-item>
              <text:h text:style-name="Heading_20_2" text:outline-level="2">Relax-NG Schema Suffix</text:h>
            </text:list-item>
          </text:list>
        </text:list-item>
      </text:list>
      <text:p text:style-name="Text_20_body"><text:span text:style-name="Emphasis">Suffix for the normative Relax-NG schema:</text:span></text:p>
      <text:p text:style-name="P11">&lt;/grammar&gt;</text:p>
      <text:list text:style-name="Appendix">
        <text:list-item>
          <text:p text:style-name="Appendix_20_Heading_20_1" text:cond-style-name="Appendix_20_Heading">References</text:p>
        </text:list-item>
      </text:list>
      <text:bibliography text:style-name="Sect1" text:protected="true" text:name="Literaturverzeichnis1">
        <text:bibliography-source>
          <text:index-title-template text:style-name="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Strong_20_Emphasis" text:bibliography-data-field="identifier"/>
            <text:index-entry-span>]</text:index-entry-span>
            <text:index-entry-tab-stop style:type="left" style:position="0cm" style:leader-char=" "/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ISBN: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Strong_20_Emphasis" text:bibliography-data-field="identifier"/>
            <text:index-entry-span>]</text:index-entry-span>
            <text:index-entry-tab-stop style:type="left" style:position="0cm" style:leader-char=" "/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url"/>
            <text:index-entry-span>, </text:index-entry-span>
            <text:index-entry-bibliography text:bibliography-data-field="editor"/>
            <text:index-entry-bibliography text:bibliography-data-field="edition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2">[<text:span text:style-name="Strong_20_Emphasis">DCMIT</text:span>]<text:tab/>-, <text:span text:style-name="Emphasis">DCMI Metadata Terms</text:span>, http://dublincore.org/documents/dcmi-terms/, Dublin Core Metadata Initiative, 2006.</text:p>
          <text:p text:style-name="P12">[<text:span text:style-name="Strong_20_Emphasis">OO</text:span>]<text:tab/>Michael Brauer, Daniel Vogelheim, <text:span text:style-name="Emphasis">Open Office Specification 1.0</text:span>, http://www.oasis-open.org/committees/download.php/6032/office-spec-1.0-cd-1.sxw, OASIS, 2004.</text:p>
          <text:p text:style-name="P12">[<text:span text:style-name="Strong_20_Emphasis">OWL</text:span>]<text:tab/>Deborah L. McGuinness, Frank van Harmelen, <text:span text:style-name="Emphasis">OWL Web Ontology Language Overview</text:span>, http://www.w3.org/TR/2004/REC-owl-features-20040210/, W3C, 2004.</text:p>
          <text:p text:style-name="P12">[<text:span text:style-name="Strong_20_Emphasis">RDF-CONCEPTS</text:span>]<text:tab/>Graham Klyne, Jeremy J. Carroll, Brian McBride, <text:span text:style-name="Emphasis">Resource Description Framework (RDF): Concepts and Abstract Syntax</text:span>, http://www.w3.org/TR/rdf-concepts/, W3C, 2004.</text:p>
          <text:p text:style-name="P12">[<text:span text:style-name="Strong_20_Emphasis">RDF-XML</text:span>]<text:tab/>Dave Beckett, Brian McBride, <text:span text:style-name="Emphasis">RDF/XML Syntax Specification</text:span>, http://www.w3.org/TR/rdf-syntax-grammar/, W3C, 2004.</text:p>
          <text:p text:style-name="P12">[<text:span text:style-name="Strong_20_Emphasis">RNG</text:span>]<text:tab/>James Clark, MURATA Makoto, <text:span text:style-name="Emphasis">RELAX NG Specification</text:span>, http://oasis-open.org/committees/relax-ng/spec-20011203.html, OASIS, 2001.</text:p>
          <text:p text:style-name="P12">[<text:span text:style-name="Strong_20_Emphasis">XML-ID</text:span>]<text:tab/>Jonathan Marsh, Daniel Veillard, Norman Walsh, <text:span text:style-name="Emphasis">xml:id</text:span>, http://www.w3.org/TR/xml-id, W3C1.0, 2003.</text:p>
          <text:p text:style-name="P12">[<text:span text:style-name="Strong_20_Emphasis">XPATH</text:span>]<text:tab/>James Clark, Steve DeRose, <text:span text:style-name="Emphasis">XML Path Language (XPath)</text:span>, http://www.w3.org/TR/xpath, W3C1.0, 1999.</text:p>
        </text:index-body>
      </text:bibliography>
      <text:p text:style-name="P10"/>
      <text:alphabetical-index text:style-name="Sect1" text:protected="true" text:name="Alphabetical Index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sort-algorithm="alphanumeric" fo:language="en" fo:country="US">
          <text:index-title-template text:style-name="Appendix_20_Heading_20_1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list text:style-name="Appendix" text:continue-numbering="true">
              <text:list-item>
                <text:p text:style-name="Appendix_20_Heading_20_1">Alphabetical Index</text:p>
              </text:list-item>
            </text:list>
          </text:index-title>
          <text:p text:style-name="P13">m:about<text:tab/>7</text:p>
          <text:p text:style-name="P13">m:data-type<text:tab/>8</text:p>
          <text:p text:style-name="P13">m:data-value<text:tab/>8</text:p>
          <text:p text:style-name="P13">m:property<text:tab/>7</text:p>
          <text:p text:style-name="P13">odf:idref<text:tab/>5p.</text:p>
          <text:p text:style-name="P13">odf:path<text:tab/>4p.</text:p>
          <text:p text:style-name="P13">xml:id<text:tab/>9p.</text:p>
          <text:p text:style-name="P13">&lt;dct:hasPart&gt;<text:tab/>4p.</text:p>
          <text:p text:style-name="P13">&lt;dct:references&gt;<text:tab/>5</text:p>
          <text:p text:style-name="P13">&lt;odf:ContentFile&gt;<text:tab/>5</text:p>
          <text:p text:style-name="P13">&lt;odf:Element&gt;<text:tab/>5</text:p>
          <text:p text:style-name="P13">&lt;odf:File&gt;<text:tab/>4p.</text:p>
          <text:p text:style-name="P13">&lt;odf:Package&gt;<text:tab/>4</text:p>
          <text:p text:style-name="P13">&lt;odf:StylesFile&gt;<text:tab/>5</text:p>
          <text:p text:style-name="P13">&lt;rdf:type&gt;<text:tab/>5</text:p>
          <text:p text:style-name="P13">&lt;text:meta-field&gt;<text:tab/>8p.</text:p>
        </text:index-body>
      </text:alphabetical-index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1" svg:font-family="'Courier New'" style:font-family-generic="modern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41cm" fo:margin-bottom="0.141cm" fo:orphans="2" fo:widows="2" text:number-lines="false" text:line-number="0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847cm" fo:margin-bottom="0.212cm" fo:text-indent="0cm" style:auto-text-indent="false" fo:break-before="page" fo:padding-left="0cm" fo:padding-right="0cm" fo:padding-top="0.212cm" fo:padding-bottom="0cm" fo:border-left="none" fo:border-right="none" fo:border-top="0.002cm solid #000000" fo:border-bottom="none" fo:keep-with-next="always"/>
      <style:text-properties fo:color="#000099" fo:font-size="18pt" fo:font-weight="bold" style:letter-kerning="true" style:font-size-asian="18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423cm" fo:margin-bottom="0.212cm" fo:text-indent="0cm" style:auto-text-indent="false" fo:break-before="auto" fo:break-after="auto" fo:padding="0cm" fo:border="none">
        <style:tab-stops>
          <style:tab-stop style:position="0.635cm"/>
        </style:tab-stops>
      </style:paragraph-properties>
      <style:text-properties fo:font-size="14pt" style:font-size-asian="14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3pt" style:font-size-asian="13pt" style:font-size-complex="13pt" style:font-weight-complex="bold"/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4pt" style:font-weight-complex="normal"/>
    </style:style>
    <style:style style:name="Heading_20_5" style:display-name="Heading 5" style:family="paragraph" style:parent-style-name="Heading_20_4" style:next-style-name="Standard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style:font-size-complex="13pt" style:font-style-complex="normal" style:font-weight-complex="bold"/>
    </style:style>
    <style:style style:name="Heading_20_6" style:display-name="Heading 6" style:family="paragraph" style:parent-style-name="Heading_20_5" style:next-style-name="Standard" style:list-style-name="Outline" style:class="text" style:default-outline-level="6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1pt" style:font-size-asian="11pt" style:font-size-complex="11pt" style:font-weight-complex="normal"/>
    </style:style>
    <style:style style:name="Heading_20_7" style:display-name="Heading 7" style:family="paragraph" style:parent-style-name="Heading_20_6" style:next-style-name="Standard" style:list-style-name="Outline" style:class="text" style:default-outline-level="7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Heading_20_8" style:display-name="Heading 8" style:family="paragraph" style:parent-style-name="Heading_20_7" style:next-style-name="Standard" style:list-style-name="Outline" style:class="text" style:default-outline-level="8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Heading_20_8" style:next-style-name="Standard" style:list-style-name="Outline" style:class="text" style:default-outline-level="9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Standard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.106cm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106cm" fo:margin-bottom="0.106cm" fo:text-indent="0.002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.106cm" fo:margin-bottom="0.106cm" fo:text-indent="0.002cm" style:auto-text-indent="false"/>
    </style:style>
    <style:style style:name="Contents_20_4" style:display-name="Contents 4" style:family="paragraph" style:parent-style-name="Contents_20_3" style:next-style-name="Standard" style:class="index">
      <style:paragraph-properties fo:margin-left="1.27cm" fo:margin-right="0cm" fo:text-indent="0.002cm" style:auto-text-indent="false"/>
      <style:text-properties fo:font-size="9pt" style:font-size-asian="9pt"/>
    </style:style>
    <style:style style:name="Contents_20_5" style:display-name="Contents 5" style:family="paragraph" style:parent-style-name="Contents_20_4" style:next-style-name="Standard" style:class="index">
      <style:paragraph-properties fo:margin-left="1.693cm" fo:margin-right="0cm" fo:text-indent="0.002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.002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.212cm" fo:text-indent="0.002cm" style:auto-text-indent="fals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5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423cm" fo:padding-left="0cm" fo:padding-right="0cm" fo:padding-top="0.035cm" fo:padding-bottom="0cm" fo:border-left="none" fo:border-right="none" fo:border-top="0.002cm solid #000000" fo:border-bottom="none"/>
      <style:text-properties fo:color="#333399" fo:font-size="24pt" fo:font-weight="bold" style:letter-kerning="true" style:font-size-asian="24pt" style:font-weight-asian="bold" style:font-name-complex="Arial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635cm"/>
      <style:text-properties fo:font-size="18pt" style:font-size-asian="18pt"/>
    </style:style>
    <style:style style:name="Quotations" style:family="paragraph" style:parent-style-name="Standard" style:class="html">
      <style:paragraph-properties fo:margin-left="1cm" fo:margin-right="1cm" fo:margin-top="0.141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141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_20_page_20_info" style:display-name="Title page info" style:family="paragraph" style:parent-style-name="Standard" style:next-style-name="Title_20_page_20_info_20_description">
      <style:paragraph-properties fo:margin-top="0.212cm" fo:margin-bottom="0cm" fo:keep-with-next="auto"/>
      <style:text-properties fo:color="#333399" fo:font-weight="bold" style:font-weight-asian="bold"/>
    </style:style>
    <style:style style:name="Title_20_page_20_info_20_description" style:display-name="Title page info description" style:family="paragraph" style:parent-style-name="Title_20_page_20_info" style:next-style-name="Title_20_page_20_info">
      <style:paragraph-properties fo:margin-left="1.27cm" fo:margin-right="0cm" fo:margin-top="0cm" fo:margin-bottom="0.141cm" fo:text-indent="0.002cm" style:auto-text-indent="false"/>
      <style:text-properties fo:color="#000000" fo:font-weight="normal" style:font-weight-asian="normal"/>
    </style:style>
    <style:style style:name="Contributor" style:family="paragraph" style:parent-style-name="Title_20_page_20_info_20_description">
      <style:paragraph-properties fo:margin-top="0cm" fo:margin-bottom="0cm"/>
      <style:text-properties fo:language="en" fo:country="US"/>
    </style:style>
    <style:style style:name="Legal_20_notice" style:display-name="Legal notice" style:family="paragraph" style:parent-style-name="Title_20_page_20_info_20_description">
      <style:paragraph-properties fo:margin-left="0cm" fo:margin-right="0cm" fo:margin-top="0.423cm" fo:margin-bottom="0.141cm" fo:text-indent="0.002cm" style:auto-text-indent="false"/>
    </style:style>
    <style:style style:name="Code" style:family="paragraph" style:parent-style-name="Standard">
      <style:paragraph-properties fo:margin-left="0cm" fo:margin-right="0cm" fo:margin-top="0cm" fo:margin-bottom="0cm" fo:keep-together="always" fo:text-indent="0cm" style:auto-text-indent="false" fo:background-color="#d9d9d9" fo:padding-left="0cm" fo:padding-right="0cm" fo:padding-top="0.106cm" fo:padding-bottom="0.106cm" fo:border-left="none" fo:border-right="none" fo:border-top="0.002cm solid #000000" fo:border-bottom="0.002cm solid #000000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  <style:tab-stop style:position="5.249cm"/>
          <style:tab-stop style:position="6.001cm"/>
          <style:tab-stop style:position="6.75cm"/>
          <style:tab-stop style:position="7.5cm"/>
          <style:tab-stop style:position="8.25cm"/>
          <style:tab-stop style:position="8.999cm"/>
        </style:tab-stops>
        <style:background-image/>
      </style:paragraph-properties>
      <style:text-properties style:font-name="Courier New1" fo:font-size="9pt" fo:language="en" fo:country="US" style:font-size-asian="9pt"/>
    </style:style>
    <style:style style:name="Note" style:family="paragraph" style:parent-style-name="Standard" style:next-style-name="Standard">
      <style:paragraph-properties fo:margin-left="1.27cm" fo:margin-right="1.27cm" fo:margin-top="0.212cm" fo:margin-bottom="0.212cm" fo:text-indent="0.002cm" style:auto-text-indent="false"/>
    </style:style>
    <style:style style:name="Appendix_20_Heading_20_1" style:display-name="Appendix Heading 1" style:family="paragraph" style:parent-style-name="Heading_20_1" style:next-style-name="Standard" style:list-style-name="Appendix">
      <style:paragraph-properties fo:margin-left="0cm" fo:margin-right="0cm" fo:margin-top="0.494cm" fo:margin-bottom="0.494cm" fo:text-indent="0cm" style:auto-text-indent="false"/>
      <style:text-properties fo:color="#333399" style:letter-kerning="true"/>
    </style:style>
    <style:style style:name="Example" style:family="paragraph" style:parent-style-name="Code">
      <style:paragraph-properties fo:margin-left="1cm" fo:margin-right="0cm" fo:text-indent="0cm" style:auto-text-indent="false" fo:background-color="#e6e6e6" fo:padding="0.049cm" fo:border="0.002cm solid #000000">
        <style:background-image/>
      </style:paragraph-properties>
    </style:style>
    <style:style style:name="Bullet_20_List" style:display-name="Bullet List" style:family="paragraph" style:parent-style-name="Standard" style:list-style-name="BulletedList"/>
    <style:style style:name="Example_20_End" style:display-name="Example End" style:family="paragraph" style:parent-style-name="Example">
      <style:paragraph-properties fo:margin-top="0cm" fo:margin-bottom="0.21cm"/>
    </style:style>
    <style:style style:name="Appendix_20_Heading_20_2" style:display-name="Appendix Heading 2" style:family="paragraph" style:parent-style-name="Heading_20_2"/>
    <style:style style:name="Appendix_20_Heading" style:display-name="Appendix Heading" style:family="paragraph" style:parent-style-name="Appendix_20_Heading_20_1">
      <style:map style:condition="list-level()=1" style:apply-style-name="Appendix_20_Heading_20_1"/>
      <style:map style:condition="list-level()=2" style:apply-style-name="Appendix_20_Heading_20_2"/>
      <style:map style:condition="list-level()=3" style:apply-style-name="Appendix_20_Heading_20_3"/>
    </style:style>
    <style:style style:name="TODO" style:family="paragraph" style:parent-style-name="Standard">
      <style:paragraph-properties fo:background-color="#ff0000">
        <style:background-image/>
      </style:paragraph-properties>
    </style:style>
    <style:style style:name="TODO_20_RelaxNG" style:display-name="TODO RelaxNG" style:family="paragraph" style:parent-style-name="RelaxNG">
      <style:paragraph-properties fo:background-color="#ff0000">
        <style:background-image/>
      </style:paragraph-properties>
    </style:style>
    <style:style style:name="RelaxNG" style:family="paragraph" style:parent-style-name="Code">
      <style:paragraph-properties text:number-lines="true" text:line-number="0"/>
    </style:style>
    <style:style style:name="Changed_20_Relax_20_NG" style:display-name="Changed Relax NG" style:family="paragraph" style:parent-style-name="RelaxNG">
      <style:paragraph-properties fo:background-color="#ffff00">
        <style:background-image/>
      </style:paragraph-properties>
    </style:style>
    <style:style style:name="Changed" style:family="paragraph" style:parent-style-name="Standard">
      <style:paragraph-properties fo:background-color="#ffff00">
        <style:background-image/>
      </style:paragraph-properties>
    </style:style>
    <style:style style:name="OWL_20_Manifest" style:display-name="OWL Manifest" style:family="paragraph" style:parent-style-name="Code">
      <style:paragraph-properties text:number-lines="true" text:line-number="0"/>
    </style:style>
    <style:style style:name="TODO_20_Relax_20_NG_20_Manifest" style:display-name="TODO Relax NG Manifest" style:family="paragraph" style:parent-style-name="OWL_20_Manifest">
      <style:paragraph-properties fo:background-color="#ff0000">
        <style:background-image/>
      </style:paragraph-properties>
    </style:style>
    <style:style style:name="Appendix_20_Heading_20_3" style:display-name="Appendix Heading 3" style:family="paragraph" style:parent-style-name="Heading_20_3"/>
    <style:style style:name="RelaxNG_20_Strict" style:display-name="RelaxNG Strict" style:family="paragraph" style:parent-style-name="Code">
      <style:paragraph-properties text:number-lines="true" text:line-number="0"/>
    </style:style>
    <style:style style:name="Ref" style:family="paragraph" style:parent-style-name="Standard">
      <style:paragraph-properties fo:margin-left="3.81cm" fo:margin-right="0cm" fo:margin-top="0.071cm" fo:margin-bottom="0.071cm" fo:text-indent="-3.175cm" style:auto-text-indent="false"/>
      <style:text-properties fo:color="#000000" style:font-weight-complex="bold"/>
    </style:style>
    <style:style style:name="TODO_20_proposal_20_to_20_the_20_SC" style:display-name="TODO proposal to the SC" style:family="paragraph" style:parent-style-name="Standard">
      <style:paragraph-properties fo:background-color="#ffcc99">
        <style:background-image/>
      </style:paragraph-properties>
    </style:style>
    <style:style style:name="Example_20_end" style:display-name="Example end" style:family="paragraph" style:parent-style-name="Example" style:next-style-name="Text_20_body">
      <style:paragraph-properties fo:margin-top="0cm" fo:margin-bottom="0.21cm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ee" style:text-underline-style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Datatype" style:family="text">
      <style:text-properties style:font-name="Courier New1"/>
    </style:style>
    <style:style style:name="Element" style:family="text">
      <style:text-properties style:font-name="Courier New1" style:font-size-rel="-2pt" style:font-size-rel-asian="-2pt"/>
    </style:style>
    <style:style style:name="Attribute" style:family="text">
      <style:text-properties style:font-name="Courier New1" fo:font-size="10pt" style:font-size-asian="10pt"/>
    </style:style>
    <style:style style:name="Keyword" style:family="text" style:parent-style-name="Element"/>
    <style:style style:name="Ref_20_term" style:display-name="Ref term" style:family="text">
      <style:text-properties fo:font-weight="bold" style:font-weight-asian="bold"/>
    </style:style>
    <style:style style:name="Label" style:family="text">
      <style:text-properties fo:font-weight="bold"/>
    </style:style>
    <style:style style:name="Def" style:family="text">
      <style:text-properties fo:font-style="italic"/>
    </style:style>
    <style:style style:name="Changed" style:family="text">
      <style:text-properties fo:background-color="#ffff00"/>
    </style:style>
    <style:style style:name="Editor_27_s_20_Note" style:display-name="Editor's Note" style:family="text">
      <style:text-properties fo:background-color="#ffcc99"/>
    </style:style>
    <style:style style:name="RFC2119_20_Keyword" style:display-name="RFC2119 Keyword" style:family="text" style:parent-style-name="Emphasis">
      <style:text-properties fo:font-variant="normal" fo:text-transform="none" fo:font-style="normal" fo:font-weight="bold" fo:background-color="transparent"/>
    </style:style>
    <style:style style:name="ISO_20_Keyword" style:display-name="ISO Keyword" style:family="text" style:parent-style-name="Emphasis">
      <style:text-properties fo:font-variant="normal" fo:text-transform="none" fo:font-style="normal" fo:font-weight="bold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text:list-style style:name="Outline">
      <text:list-level-style-number text:level="1" style:num-format="1">
        <style:list-level-properties text:min-label-distance="0.127cm"/>
      </text:list-level-style-number>
      <text:list-level-style-number text:level="2" style:num-format="1" text:display-levels="2">
        <style:list-level-properties text:min-label-distance="0.127cm"/>
      </text:list-level-style-number>
      <text:list-level-style-number text:level="3" style:num-format="1" text:display-levels="3">
        <style:list-level-properties text:min-label-distance="0.127cm"/>
      </text:list-level-style-number>
      <text:list-level-style-number text:level="4" style:num-format="">
        <style:list-level-properties text:min-label-distance="0.127cm"/>
      </text:list-level-style-number>
      <text:list-level-style-number text:level="5" style:num-format="">
        <style:list-level-properties text:min-label-distance="0.127cm"/>
      </text:list-level-style-number>
      <text:list-level-style-number text:level="6" style:num-format="1" text:display-levels="6">
        <style:list-level-properties text:min-label-distance="0.127cm"/>
      </text:list-level-style-number>
      <text:list-level-style-number text:level="7" style:num-format="1" text:display-levels="7">
        <style:list-level-properties text:min-label-distance="0.127cm"/>
      </text:list-level-style-number>
      <text:list-level-style-number text:level="8" style:num-format="1" text:display-levels="8">
        <style:list-level-properties text:min-label-distance="0.127cm"/>
      </text:list-level-style-number>
      <text:list-level-style-number text:level="9" style:num-format="1" text:display-levels="9">
        <style:list-level-properties text:min-label-distance="0.127cm"/>
      </text:list-level-style-number>
      <text:list-level-style-number text:level="10" style:num-format="">
        <style:list-level-properties text:min-label-distance="0.127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Appendix">
      <text:list-level-style-number text:level="1" text:style-name="Zeichenformat" style:num-prefix="Appendix" style:num-suffix="." style:num-format="A" style:num-letter-sync="true">
        <style:list-level-properties text:min-label-width="0.762cm"/>
      </text:list-level-style-number>
      <text:list-level-style-number text:level="2" text:style-name="Zeichenformat" style:num-suffix="." style:num-format="1" text:display-levels="2">
        <style:list-level-properties text:min-label-width="1.016cm"/>
      </text:list-level-style-number>
      <text:list-level-style-number text:level="3" text:style-name="Zeichenformat" style:num-suffix="." style:num-format="1" text:display-levels="3">
        <style:list-level-properties text:min-label-width="1.27cm"/>
      </text:list-level-style-number>
      <text:list-level-style-number text:level="4" text:style-name="Zeichenformat" style:num-suffix=".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BulletedList">
      <text:list-level-style-bullet text:level="1" text:style-name="Bullet_20_Symbols" text:bullet-char="•">
        <style:list-level-properties text:min-label-width="0.64cm"/>
        <style:text-properties fo:font-family="Aharoni" style:font-style-name="Bold" style:font-pitch="variable"/>
      </text:list-level-style-bullet>
      <text:list-level-style-bullet text:level="2" text:style-name="Bullet_20_Symbols" text:bullet-char="–">
        <style:list-level-properties text:space-before="0.641cm" text:min-label-width="0.64cm"/>
        <style:text-properties fo:font-family="Aharoni" style:font-style-name="Bold" style:font-pitch="variable"/>
      </text:list-level-style-bullet>
      <text:list-level-style-bullet text:level="3" text:style-name="Bullet_20_Symbols" text:bullet-char="•">
        <style:list-level-properties text:space-before="1.281cm" text:min-label-width="0.64cm"/>
        <style:text-properties fo:font-family="Aharoni" style:font-style-name="Bold" style:font-pitch="variable"/>
      </text:list-level-style-bullet>
      <text:list-level-style-bullet text:level="4" text:style-name="Bullet_20_Symbols" text:bullet-char="•">
        <style:list-level-properties text:space-before="1.921cm" text:min-label-width="0.64cm"/>
        <style:text-properties fo:font-family="Aharoni" style:font-style-name="Bold" style:font-pitch="variable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Aharoni" style:font-style-name="Bold" style:font-pitch="variable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Aharoni" style:font-style-name="Bold" style:font-pitch="variable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Aharoni" style:font-style-name="Bold" style:font-pitch="variable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Aharoni" style:font-style-name="Bold" style:font-pitch="variable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Aharoni" style:font-style-name="Bold" style:font-pitch="variable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Aharoni" style:font-style-name="Bold" style:font-pitch="variable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by-position="false" text:sort-algorithm="alphanumeric" fo:language="en" fo:country="US">
      <text:sort-key text:key="identifier" text:sort-ascending="true"/>
    </text:bibliography-configuration>
    <text:linenumbering-configuration text:style-name="Line_20_numbering" text:offset="0.499cm" style:num-format="1" text:number-position="left" text:increment="1">
      <text:linenumbering-separator text:increment="1">-</text:linenumbering-separator>
    </text:linenumbering-configuration>
  </office:styles>
  <office:automatic-styles>
    <style:page-layout style:name="pm1">
      <style:page-layout-properties fo:page-width="21.59cm" fo:page-height="27.94cm" style:num-format="1" style:print-orientation="portrait" fo:margin-top="2.54cm" fo:margin-bottom="1.251cm" fo:margin-left="3.173cm" fo:margin-right="3.173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0.7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83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footer>
        <text:user-field-decls>
          <text:user-field-decl office:value-type="string" office:string-value="" text:name="Date"/>
          <text:user-field-decl office:value-type="string" office:string-value="ODF-MetaData" text:name="ShortTitle"/>
        </text:user-field-decls>
        <text:p text:style-name="Footer"><text:creation-date style:data-style-name="N83" text:fixed="true">07-02-09</text:creation-date>-<text:user-field-get text:name="ShortTitle">ODF-MetaData</text:user-field-get>.odt<text:tab/><text:tab/><text:date style:data-style-name="N76" text:date-value="2007-05-02T14:07:43.43">May 2, 2007</text:date><text:user-field-get text:name="Date"/></text:p>
        <text:p text:style-name="Footer">Copyright © Sun Microsystems, Inc 2006. All Rights Reserved.<text:tab/>Page <text:page-number text:select-page="current">4</text:page-number> of <text:page-count style:num-format="1">14</text:page-count>&lt;</text:p>
      </style:footer>
    </style:master-page>
    <style:master-page style:name="HTML" style:page-layout-name="pm2"/>
    <style:master-page style:name="Footnote" style:page-layout-name="pm3"/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4$Build-9134</meta:generator>
    <meta:initial-creator>Svante Schubert</meta:initial-creator>
    <meta:creation-date>2007-02-09T18:18:56</meta:creation-date>
    <dc:creator>Svante Schubert</dc:creator>
    <dc:date>2007-05-02T14:07:43</dc:date>
    <dc:language>en-US</dc:language>
    <meta:editing-cycles>836</meta:editing-cycles>
    <meta:editing-duration>P14DT14H50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401" meta:word-count="2698" meta:character-count="18435"/>
  </office:meta>
</office:document-meta>
</file>